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helvetica, arial, sans-serif, 'Apple Color Emoji', 'Segoe UI Emoji', 'Segoe UI Symbol'"/>
  </office:font-face-decls>
  <office:automatic-styles>
    <style:style style:name="P1" style:family="paragraph" style:parent-style-name="Standard">
      <style:text-properties fo:font-weight="normal" officeooo:rsid="0019e56e" officeooo:paragraph-rsid="0013aed4" style:font-weight-asian="normal" style:font-weight-complex="normal"/>
    </style:style>
    <style:style style:name="P2" style:family="paragraph" style:parent-style-name="Standard">
      <style:text-properties fo:font-weight="normal" officeooo:rsid="0019e56e" officeooo:paragraph-rsid="0015a2b9" style:font-weight-asian="normal" style:font-weight-complex="normal"/>
    </style:style>
    <style:style style:name="P3" style:family="paragraph" style:parent-style-name="Standard">
      <style:text-properties fo:font-weight="normal" officeooo:rsid="0019e56e" officeooo:paragraph-rsid="0016aa3d" style:font-weight-asian="normal" style:font-weight-complex="normal"/>
    </style:style>
    <style:style style:name="P4" style:family="paragraph" style:parent-style-name="Standard">
      <style:text-properties fo:font-weight="normal" officeooo:rsid="001c3d9e" officeooo:paragraph-rsid="0013aed4" style:font-weight-asian="normal" style:font-weight-complex="normal"/>
    </style:style>
    <style:style style:name="P5" style:family="paragraph" style:parent-style-name="Standard">
      <style:text-properties fo:font-weight="normal" officeooo:rsid="00163b05" officeooo:paragraph-rsid="0013aed4" style:font-weight-asian="normal" style:font-weight-complex="normal"/>
    </style:style>
    <style:style style:name="P6" style:family="paragraph" style:parent-style-name="Standard">
      <style:text-properties fo:font-weight="normal" officeooo:rsid="00163b05" officeooo:paragraph-rsid="0016aa3d" style:font-weight-asian="normal" style:font-weight-complex="normal"/>
    </style:style>
    <style:style style:name="P7" style:family="paragraph" style:parent-style-name="Standard">
      <style:text-properties fo:font-weight="normal" officeooo:rsid="00163b05" officeooo:paragraph-rsid="0018286a" style:font-weight-asian="normal" style:font-weight-complex="normal"/>
    </style:style>
    <style:style style:name="P8" style:family="paragraph" style:parent-style-name="Standard">
      <style:text-properties fo:font-weight="normal" officeooo:rsid="00163b05" officeooo:paragraph-rsid="00197460" style:font-weight-asian="normal" style:font-weight-complex="normal"/>
    </style:style>
    <style:style style:name="P9" style:family="paragraph" style:parent-style-name="Standard">
      <style:text-properties fo:font-weight="normal" officeooo:rsid="00163b05" officeooo:paragraph-rsid="00199b3c" style:font-weight-asian="normal" style:font-weight-complex="normal"/>
    </style:style>
    <style:style style:name="P10" style:family="paragraph" style:parent-style-name="Standard">
      <style:text-properties fo:font-weight="normal" officeooo:rsid="00163b05" officeooo:paragraph-rsid="001eb868" style:font-weight-asian="normal" style:font-weight-complex="normal"/>
    </style:style>
    <style:style style:name="P11" style:family="paragraph" style:parent-style-name="Standard">
      <style:text-properties fo:font-weight="normal" officeooo:rsid="002c8a95" officeooo:paragraph-rsid="0013aed4" style:font-weight-asian="normal" style:font-weight-complex="normal"/>
    </style:style>
    <style:style style:name="P12" style:family="paragraph" style:parent-style-name="Standard">
      <style:text-properties fo:font-weight="normal" officeooo:rsid="002c8a95" officeooo:paragraph-rsid="00199b3c" style:font-weight-asian="normal" style:font-weight-complex="normal"/>
    </style:style>
    <style:style style:name="P13" style:family="paragraph" style:parent-style-name="Standard">
      <style:text-properties fo:font-weight="normal" officeooo:rsid="002c8a95" officeooo:paragraph-rsid="001ba4c0" style:font-weight-asian="normal" style:font-weight-complex="normal"/>
    </style:style>
    <style:style style:name="P14" style:family="paragraph" style:parent-style-name="Standard">
      <style:text-properties fo:font-weight="normal" officeooo:rsid="00010b4b" officeooo:paragraph-rsid="0013aed4" style:font-weight-asian="normal" style:font-weight-complex="normal"/>
    </style:style>
    <style:style style:name="P15" style:family="paragraph" style:parent-style-name="Standard">
      <style:text-properties fo:font-weight="normal" officeooo:rsid="00010b4b" officeooo:paragraph-rsid="00206789" style:font-weight-asian="normal" style:font-weight-complex="normal"/>
    </style:style>
    <style:style style:name="P16" style:family="paragraph" style:parent-style-name="Standard">
      <style:text-properties fo:font-weight="normal" officeooo:rsid="00010b4b" officeooo:paragraph-rsid="00216507" style:font-weight-asian="normal" style:font-weight-complex="normal"/>
    </style:style>
    <style:style style:name="P17" style:family="paragraph" style:parent-style-name="Standard">
      <style:text-properties fo:font-weight="normal" officeooo:rsid="00010b4b" officeooo:paragraph-rsid="0022a426" style:font-weight-asian="normal" style:font-weight-complex="normal"/>
    </style:style>
    <style:style style:name="P18" style:family="paragraph" style:parent-style-name="Standard">
      <style:text-properties fo:font-weight="normal" officeooo:rsid="00009b27" officeooo:paragraph-rsid="00206789" style:font-weight-asian="normal" style:font-weight-complex="normal"/>
    </style:style>
    <style:style style:name="P19" style:family="paragraph" style:parent-style-name="Standard">
      <style:text-properties fo:font-weight="normal" officeooo:rsid="000264f1" officeooo:paragraph-rsid="0013aed4" style:font-weight-asian="normal" style:font-weight-complex="normal"/>
    </style:style>
    <style:style style:name="P20" style:family="paragraph" style:parent-style-name="Standard">
      <style:text-properties fo:font-weight="normal" officeooo:paragraph-rsid="0013aed4" style:font-weight-asian="normal" style:font-weight-complex="normal"/>
    </style:style>
    <style:style style:name="P21" style:family="paragraph" style:parent-style-name="Standard">
      <style:text-properties fo:font-weight="normal" officeooo:rsid="00007d49" officeooo:paragraph-rsid="0013aed4" style:font-weight-asian="normal" style:font-weight-complex="normal"/>
    </style:style>
    <style:style style:name="P22" style:family="paragraph" style:parent-style-name="Standard">
      <style:text-properties fo:font-weight="normal" officeooo:rsid="00007d49" officeooo:paragraph-rsid="0016aa3d" style:font-weight-asian="normal" style:font-weight-complex="normal"/>
    </style:style>
    <style:style style:name="P23" style:family="paragraph" style:parent-style-name="Standard">
      <style:text-properties fo:font-weight="normal" officeooo:rsid="00007d49" officeooo:paragraph-rsid="0018286a" style:font-weight-asian="normal" style:font-weight-complex="normal"/>
    </style:style>
    <style:style style:name="P24" style:family="paragraph" style:parent-style-name="Standard">
      <style:text-properties fo:font-weight="normal" officeooo:rsid="0016aa3d" officeooo:paragraph-rsid="0016aa3d" style:font-weight-asian="normal" style:font-weight-complex="normal"/>
    </style:style>
    <style:style style:name="P25" style:family="paragraph" style:parent-style-name="Standard">
      <style:text-properties fo:font-weight="normal" officeooo:rsid="0013aed4" officeooo:paragraph-rsid="0018286a" style:font-weight-asian="normal" style:font-weight-complex="normal"/>
    </style:style>
    <style:style style:name="P26" style:family="paragraph" style:parent-style-name="Standard">
      <style:text-properties fo:font-weight="normal" officeooo:rsid="0013aed4" officeooo:paragraph-rsid="001eb868" style:font-weight-asian="normal" style:font-weight-complex="normal"/>
    </style:style>
    <style:style style:name="P27" style:family="paragraph" style:parent-style-name="Standard">
      <style:text-properties fo:font-weight="normal" officeooo:rsid="0013aed4" officeooo:paragraph-rsid="00206789" style:font-weight-asian="normal" style:font-weight-complex="normal"/>
    </style:style>
    <style:style style:name="P28" style:family="paragraph" style:parent-style-name="Standard">
      <style:text-properties fo:font-weight="normal" officeooo:rsid="0013aed4" officeooo:paragraph-rsid="00216507" style:font-weight-asian="normal" style:font-weight-complex="normal"/>
    </style:style>
    <style:style style:name="P29" style:family="paragraph" style:parent-style-name="Standard">
      <style:text-properties fo:font-weight="normal" officeooo:rsid="00197460" officeooo:paragraph-rsid="00197460" style:font-weight-asian="normal" style:font-weight-complex="normal"/>
    </style:style>
    <style:style style:name="P30" style:family="paragraph" style:parent-style-name="Standard">
      <style:text-properties fo:font-weight="normal" officeooo:rsid="00199b3c" officeooo:paragraph-rsid="00199b3c" style:font-weight-asian="normal" style:font-weight-complex="normal"/>
    </style:style>
    <style:style style:name="P31" style:family="paragraph" style:parent-style-name="Standard">
      <style:text-properties fo:font-weight="normal" officeooo:rsid="00199b3c" officeooo:paragraph-rsid="001eb868" style:font-weight-asian="normal" style:font-weight-complex="normal"/>
    </style:style>
    <style:style style:name="P32" style:family="paragraph" style:parent-style-name="Standard">
      <style:text-properties fo:font-weight="normal" officeooo:rsid="001ba4c0" officeooo:paragraph-rsid="001ba4c0" style:font-weight-asian="normal" style:font-weight-complex="normal"/>
    </style:style>
    <style:style style:name="P33" style:family="paragraph" style:parent-style-name="Standard">
      <style:text-properties fo:font-weight="normal" officeooo:rsid="001ba4c0" officeooo:paragraph-rsid="00199b3c" style:font-weight-asian="normal" style:font-weight-complex="normal"/>
    </style:style>
    <style:style style:name="P34" style:family="paragraph" style:parent-style-name="Standard">
      <style:text-properties fo:font-weight="normal" officeooo:rsid="001cd365" officeooo:paragraph-rsid="001eb868" style:font-weight-asian="normal" style:font-weight-complex="normal"/>
    </style:style>
    <style:style style:name="P35" style:family="paragraph" style:parent-style-name="Standard">
      <style:text-properties fo:font-weight="normal" officeooo:rsid="00216507" officeooo:paragraph-rsid="00216507" style:font-weight-asian="normal" style:font-weight-complex="normal"/>
    </style:style>
    <style:style style:name="P36" style:family="paragraph" style:parent-style-name="Standard">
      <style:text-properties fo:font-weight="normal" officeooo:rsid="0022a426" officeooo:paragraph-rsid="0022a426" style:font-weight-asian="normal" style:font-weight-complex="normal"/>
    </style:style>
    <style:style style:name="P37" style:family="paragraph" style:parent-style-name="Standard">
      <style:text-properties style:text-underline-style="solid" style:text-underline-width="auto" style:text-underline-color="font-color" fo:font-weight="bold" officeooo:rsid="00163b05" officeooo:paragraph-rsid="0013aed4"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009b27" officeooo:paragraph-rsid="0013aed4" style:font-weight-asian="bold" style:font-weight-complex="bold"/>
    </style:style>
    <style:style style:name="P39" style:family="paragraph" style:parent-style-name="Standard">
      <style:text-properties style:text-underline-style="solid" style:text-underline-width="auto" style:text-underline-color="font-color" fo:font-weight="bold" officeooo:paragraph-rsid="0013aed4" style:font-weight-asian="bold" style:font-weight-complex="bold"/>
    </style:style>
    <style:style style:name="P40" style:family="paragraph" style:parent-style-name="Standard">
      <style:text-properties style:text-underline-style="solid" style:text-underline-width="auto" style:text-underline-color="font-color" fo:font-weight="bold" officeooo:paragraph-rsid="0015a2b9" style:font-weight-asian="bold" style:font-weight-complex="bold"/>
    </style:style>
    <style:style style:name="P41" style:family="paragraph" style:parent-style-name="Standard">
      <style:text-properties style:text-underline-style="solid" style:text-underline-width="auto" style:text-underline-color="font-color" fo:font-weight="bold" officeooo:paragraph-rsid="0016aa3d" style:font-weight-asian="bold" style:font-weight-complex="bold"/>
    </style:style>
    <style:style style:name="P42" style:family="paragraph" style:parent-style-name="Standard">
      <style:text-properties style:text-underline-style="none" fo:font-weight="normal" officeooo:paragraph-rsid="0013aed4" style:font-weight-asian="normal" style:font-weight-complex="normal"/>
    </style:style>
    <style:style style:name="P43" style:family="paragraph" style:parent-style-name="Standard">
      <style:text-properties fo:font-weight="bold" officeooo:rsid="00007d49" officeooo:paragraph-rsid="0013aed4" style:font-weight-asian="bold" style:font-weight-complex="bold"/>
    </style:style>
    <style:style style:name="P44" style:family="paragraph" style:parent-style-name="Standard">
      <style:text-properties fo:font-weight="bold" officeooo:rsid="00163b05" officeooo:paragraph-rsid="0013aed4" style:font-weight-asian="bold" style:font-weight-complex="bold"/>
    </style:style>
    <style:style style:name="P45" style:family="paragraph" style:parent-style-name="Standard">
      <style:text-properties fo:font-weight="bold" officeooo:rsid="00010b4b" officeooo:paragraph-rsid="0013aed4" style:font-weight-asian="bold" style:font-weight-complex="bold"/>
    </style:style>
    <style:style style:name="P46" style:family="paragraph" style:parent-style-name="Standard">
      <style:text-properties fo:font-weight="bold" officeooo:paragraph-rsid="0013aed4" style:font-weight-asian="bold" style:font-weight-complex="bold"/>
    </style:style>
    <style:style style:name="P47" style:family="paragraph" style:parent-style-name="Standard">
      <style:text-properties fo:font-weight="bold" officeooo:paragraph-rsid="00199b3c"/>
    </style:style>
    <style:style style:name="P48" style:family="paragraph" style:parent-style-name="Standard">
      <style:text-properties officeooo:rsid="00007d49" officeooo:paragraph-rsid="0013aed4"/>
    </style:style>
    <style:style style:name="P49" style:family="paragraph" style:parent-style-name="Standard">
      <style:text-properties officeooo:rsid="00007d49" officeooo:paragraph-rsid="0016aa3d"/>
    </style:style>
    <style:style style:name="P50" style:family="paragraph" style:parent-style-name="Standard">
      <style:text-properties officeooo:rsid="00007d49" officeooo:paragraph-rsid="0018286a"/>
    </style:style>
    <style:style style:name="P51" style:family="paragraph" style:parent-style-name="Standard">
      <style:text-properties officeooo:rsid="00063683" officeooo:paragraph-rsid="0013aed4"/>
    </style:style>
    <style:style style:name="P52" style:family="paragraph" style:parent-style-name="Standard">
      <style:text-properties officeooo:rsid="0007df51" officeooo:paragraph-rsid="0013aed4"/>
    </style:style>
    <style:style style:name="P53" style:family="paragraph" style:parent-style-name="Standard">
      <style:text-properties officeooo:rsid="00163b05" officeooo:paragraph-rsid="0013aed4"/>
    </style:style>
    <style:style style:name="P54" style:family="paragraph" style:parent-style-name="Standard">
      <style:text-properties officeooo:rsid="00163b05" officeooo:paragraph-rsid="0016aa3d"/>
    </style:style>
    <style:style style:name="P55" style:family="paragraph" style:parent-style-name="Standard">
      <style:text-properties officeooo:rsid="00009b27" officeooo:paragraph-rsid="0013aed4"/>
    </style:style>
    <style:style style:name="P56" style:family="paragraph" style:parent-style-name="Standard">
      <style:text-properties officeooo:rsid="00009b27" officeooo:paragraph-rsid="001eb868"/>
    </style:style>
    <style:style style:name="P57" style:family="paragraph" style:parent-style-name="Standard">
      <style:text-properties officeooo:rsid="00009b27" officeooo:paragraph-rsid="00206789"/>
    </style:style>
    <style:style style:name="P58" style:family="paragraph" style:parent-style-name="Standard">
      <style:text-properties officeooo:paragraph-rsid="0013aed4"/>
    </style:style>
    <style:style style:name="P59" style:family="paragraph" style:parent-style-name="Standard">
      <style:text-properties officeooo:rsid="0013aed4" officeooo:paragraph-rsid="0013aed4"/>
    </style:style>
    <style:style style:name="P60" style:family="paragraph" style:parent-style-name="Standard">
      <style:text-properties officeooo:rsid="0013aed4" officeooo:paragraph-rsid="0015a2b9"/>
    </style:style>
    <style:style style:name="P61" style:family="paragraph" style:parent-style-name="Standard">
      <style:text-properties officeooo:rsid="0013aed4" officeooo:paragraph-rsid="0016aa3d"/>
    </style:style>
    <style:style style:name="P62" style:family="paragraph" style:parent-style-name="Standard">
      <style:text-properties officeooo:rsid="0013aed4" officeooo:paragraph-rsid="0018286a"/>
    </style:style>
    <style:style style:name="P63" style:family="paragraph" style:parent-style-name="Standard">
      <style:text-properties officeooo:rsid="0013aed4" officeooo:paragraph-rsid="00197460"/>
    </style:style>
    <style:style style:name="P64" style:family="paragraph" style:parent-style-name="Standard">
      <style:text-properties officeooo:rsid="0013aed4" officeooo:paragraph-rsid="00199b3c"/>
    </style:style>
    <style:style style:name="P65" style:family="paragraph" style:parent-style-name="Standard">
      <style:text-properties officeooo:rsid="0013aed4" officeooo:paragraph-rsid="001eb868"/>
    </style:style>
    <style:style style:name="P66" style:family="paragraph" style:parent-style-name="Standard">
      <style:text-properties officeooo:rsid="0013aed4" officeooo:paragraph-rsid="00206789"/>
    </style:style>
    <style:style style:name="P67" style:family="paragraph" style:parent-style-name="Standard">
      <style:text-properties officeooo:rsid="0013aed4" officeooo:paragraph-rsid="00216507"/>
    </style:style>
    <style:style style:name="P68" style:family="paragraph" style:parent-style-name="Standard">
      <style:text-properties officeooo:rsid="0013aed4" officeooo:paragraph-rsid="0022a426"/>
    </style:style>
    <style:style style:name="P69" style:family="paragraph" style:parent-style-name="Standard">
      <style:text-properties officeooo:rsid="0016aa3d" officeooo:paragraph-rsid="0016aa3d"/>
    </style:style>
    <style:style style:name="P70" style:family="paragraph" style:parent-style-name="Standard">
      <style:text-properties officeooo:paragraph-rsid="00199b3c"/>
    </style:style>
    <style:style style:name="P71" style:family="paragraph" style:parent-style-name="Standard">
      <style:text-properties fo:font-weight="bold" officeooo:rsid="00010b4b" officeooo:paragraph-rsid="0013aed4" style:font-weight-asian="bold" style:font-weight-complex="bold"/>
    </style:style>
    <style:style style:name="P72" style:family="paragraph" style:parent-style-name="Standard">
      <style:text-properties fo:font-weight="bold" officeooo:rsid="00007d49" officeooo:paragraph-rsid="0013aed4" style:font-weight-asian="bold" style:font-weight-complex="bold"/>
    </style:style>
    <style:style style:name="P73" style:family="paragraph" style:parent-style-name="Standard">
      <style:text-properties fo:font-weight="normal" officeooo:rsid="0013aed4" officeooo:paragraph-rsid="0013aed4" style:font-weight-asian="normal" style:font-weight-complex="normal"/>
    </style:style>
    <style:style style:name="P74" style:family="paragraph" style:parent-style-name="Standard" style:list-style-name="L1">
      <style:text-properties fo:font-weight="normal" officeooo:rsid="0016aa3d" officeooo:paragraph-rsid="0016aa3d" style:font-weight-asian="normal" style:font-weight-complex="normal"/>
    </style:style>
    <style:style style:name="P75" style:family="paragraph" style:parent-style-name="Standard" style:list-style-name="L3">
      <style:text-properties fo:font-weight="normal" officeooo:rsid="00010b4b" officeooo:paragraph-rsid="00216507" style:font-weight-asian="normal" style:font-weight-complex="normal"/>
    </style:style>
    <style:style style:name="P76" style:family="paragraph" style:parent-style-name="Standard" style:list-style-name="L3">
      <style:text-properties fo:font-weight="normal" officeooo:rsid="00010b4b" officeooo:paragraph-rsid="0013aed4" style:font-weight-asian="normal" style:font-weight-complex="normal"/>
    </style:style>
    <style:style style:name="P77" style:family="paragraph" style:parent-style-name="Standard">
      <style:text-properties fo:font-weight="normal" officeooo:rsid="00206789" officeooo:paragraph-rsid="00206789" style:font-weight-asian="normal" style:font-weight-complex="normal"/>
    </style:style>
    <style:style style:name="P78" style:family="paragraph" style:parent-style-name="Standard" style:list-style-name="L4">
      <style:text-properties fo:font-weight="normal" officeooo:rsid="000264f1" officeooo:paragraph-rsid="0013aed4" style:font-weight-asian="normal" style:font-weight-complex="normal"/>
    </style:style>
    <style:style style:name="P79" style:family="paragraph" style:parent-style-name="Standard" style:list-style-name="L4">
      <style:text-properties fo:font-weight="normal" officeooo:rsid="000264f1" officeooo:paragraph-rsid="00216507" style:font-weight-asian="normal" style:font-weight-complex="normal"/>
    </style:style>
    <style:style style:name="P80" style:family="paragraph" style:parent-style-name="Standard">
      <style:text-properties fo:font-variant="normal" fo:text-transform="none" style:font-name="system-ui" fo:font-size="10.5pt" fo:letter-spacing="normal" fo:font-style="normal" fo:font-weight="normal" officeooo:rsid="0016aa3d" officeooo:paragraph-rsid="0016aa3d" style:font-weight-asian="normal" style:font-weight-complex="normal"/>
    </style:style>
    <style:style style:name="P81" style:family="paragraph" style:parent-style-name="Standard">
      <style:text-properties fo:font-variant="normal" fo:text-transform="none" style:font-name="system-ui" fo:font-size="10.5pt" fo:letter-spacing="normal" fo:font-style="normal" fo:font-weight="normal" officeooo:rsid="002ea9a2" officeooo:paragraph-rsid="0018286a" style:font-weight-asian="normal" style:font-weight-complex="normal"/>
    </style:style>
    <style:style style:name="P82" style:family="paragraph" style:parent-style-name="Standard">
      <style:text-properties officeooo:rsid="0016aa3d" officeooo:paragraph-rsid="0013aed4"/>
    </style:style>
    <style:style style:name="P83" style:family="paragraph" style:parent-style-name="Standard">
      <style:text-properties officeooo:rsid="0016aa3d" officeooo:paragraph-rsid="0016aa3d"/>
    </style:style>
    <style:style style:name="P84" style:family="paragraph" style:parent-style-name="Standard">
      <style:text-properties fo:font-size="12pt" fo:font-weight="bold" officeooo:paragraph-rsid="00199b3c" loext:padding="0cm" loext:border="none"/>
    </style:style>
    <style:style style:name="P85" style:family="paragraph" style:parent-style-name="Standard">
      <style:text-properties fo:font-size="12pt" fo:font-weight="bold" officeooo:rsid="002c8a95" officeooo:paragraph-rsid="001ba4c0" style:font-weight-asian="normal" style:font-weight-complex="normal" loext:padding="0cm" loext:border="none"/>
    </style:style>
    <style:style style:name="P86" style:family="paragraph" style:parent-style-name="Standard">
      <style:text-properties style:text-underline-style="solid" style:text-underline-width="auto" style:text-underline-color="font-color" fo:font-weight="bold" officeooo:rsid="00009b27" officeooo:paragraph-rsid="0013aed4" style:font-weight-asian="bold" style:font-weight-complex="bold"/>
    </style:style>
    <style:style style:name="P87" style:family="paragraph" style:parent-style-name="Standard" style:list-style-name="L2">
      <style:text-properties officeooo:rsid="00009b27" officeooo:paragraph-rsid="001eb868"/>
    </style:style>
    <style:style style:name="T1" style:family="text">
      <style:text-properties officeooo:rsid="00163b05"/>
    </style:style>
    <style:style style:name="T2" style:family="text">
      <style:text-properties officeooo:rsid="001831ed"/>
    </style:style>
    <style:style style:name="T3" style:family="text">
      <style:text-properties officeooo:rsid="00010b4b"/>
    </style:style>
    <style:style style:name="T4" style:family="text">
      <style:text-properties officeooo:rsid="00007d49"/>
    </style:style>
    <style:style style:name="T5" style:family="text">
      <style:text-properties officeooo:rsid="00063683"/>
    </style:style>
    <style:style style:name="T6" style:family="text">
      <style:text-properties fo:font-weight="bold" style:font-weight-asian="bold" style:font-weight-complex="bold"/>
    </style:style>
    <style:style style:name="T7" style:family="text">
      <style:text-properties fo:font-weight="bold" officeooo:rsid="00269e3c" style:font-weight-asian="bold" style:font-weight-complex="bold"/>
    </style:style>
    <style:style style:name="T8" style:family="text">
      <style:text-properties fo:font-weight="bold" officeooo:rsid="00010b4b" style:font-weight-asian="bold" style:font-weight-complex="bold"/>
    </style:style>
    <style:style style:name="T9" style:family="text">
      <style:text-properties fo:font-weight="bold" officeooo:rsid="001eb868" style:font-weight-asian="bold" style:font-weight-complex="bold"/>
    </style:style>
    <style:style style:name="T10" style:family="text">
      <style:text-properties fo:font-weight="bold" officeooo:rsid="00247e3a" fo:background-color="#ffff00" loext:char-shading-value="0" style:font-weight-asian="bold" style:font-weight-complex="bold"/>
    </style:style>
    <style:style style:name="T11" style:family="text">
      <style:text-properties officeooo:rsid="00092abc"/>
    </style:style>
    <style:style style:name="T12" style:family="text">
      <style:text-properties style:text-underline-style="solid" style:text-underline-width="auto" style:text-underline-color="font-color" fo:font-weight="bold" officeooo:rsid="00010b4b" style:font-weight-asian="bold" style:font-weight-complex="bold"/>
    </style:style>
    <style:style style:name="T13" style:family="text">
      <style:text-properties style:text-underline-style="solid" style:text-underline-width="auto" style:text-underline-color="font-color" fo:font-weight="bold" officeooo:rsid="00007d49" style:font-weight-asian="bold" style:font-weight-complex="bold"/>
    </style:style>
    <style:style style:name="T14" style:family="text">
      <style:text-properties style:text-underline-style="solid" style:text-underline-width="auto" style:text-underline-color="font-color" fo:font-weight="bold" officeooo:rsid="001628b0" style:font-weight-asian="bold" style:font-weight-complex="bold"/>
    </style:style>
    <style:style style:name="T15" style:family="text">
      <style:text-properties style:text-underline-style="solid" style:text-underline-width="auto" style:text-underline-color="font-color" fo:font-weight="bold" officeooo:rsid="00092abc" style:font-weight-asian="bold" style:font-weight-complex="bold"/>
    </style:style>
    <style:style style:name="T16" style:family="text">
      <style:text-properties style:text-underline-style="solid" style:text-underline-width="auto" style:text-underline-color="font-color" fo:font-weight="bold" officeooo:rsid="001831ed" style:font-weight-asian="bold" style:font-weight-complex="bold"/>
    </style:style>
    <style:style style:name="T17" style:family="text">
      <style:text-properties style:text-underline-style="solid" style:text-underline-width="auto" style:text-underline-color="font-color" fo:font-weight="bold" officeooo:rsid="0019e56e" style:font-weight-asian="bold" style:font-weight-complex="bold"/>
    </style:style>
    <style:style style:name="T18" style:family="text">
      <style:text-properties officeooo:rsid="0019e56e"/>
    </style:style>
    <style:style style:name="T19" style:family="text">
      <style:text-properties officeooo:rsid="001b4744"/>
    </style:style>
    <style:style style:name="T20" style:family="text">
      <style:text-properties officeooo:rsid="001c3d9e"/>
    </style:style>
    <style:style style:name="T21" style:family="text">
      <style:text-properties officeooo:rsid="001cc317"/>
    </style:style>
    <style:style style:name="T22" style:family="text">
      <style:text-properties officeooo:rsid="00269e3c"/>
    </style:style>
    <style:style style:name="T23" style:family="text">
      <style:text-properties officeooo:rsid="002c8a95"/>
    </style:style>
    <style:style style:name="T24" style:family="text">
      <style:text-properties officeooo:rsid="0013aed4"/>
    </style:style>
    <style:style style:name="T25" style:family="text">
      <style:text-properties fo:font-weight="normal" style:font-weight-asian="normal" style:font-weight-complex="normal"/>
    </style:style>
    <style:style style:name="T26" style:family="text">
      <style:text-properties fo:font-weight="normal" officeooo:rsid="00197460" style:font-weight-asian="normal" style:font-weight-complex="normal"/>
    </style:style>
    <style:style style:name="T27" style:family="text">
      <style:text-properties fo:font-weight="normal" officeooo:rsid="00197460" fo:background-color="#ffff00" loext:char-shading-value="0" style:font-weight-asian="normal" style:font-weight-complex="normal"/>
    </style:style>
    <style:style style:name="T28" style:family="text">
      <style:text-properties officeooo:rsid="0015a2b9"/>
    </style:style>
    <style:style style:name="T29" style:family="text">
      <style:text-properties officeooo:rsid="0016aa3d"/>
    </style:style>
    <style:style style:name="T30" style:family="text">
      <style:text-properties officeooo:rsid="0018286a"/>
    </style:style>
    <style:style style:name="T31" style:family="text">
      <style:text-properties officeooo:rsid="00197460"/>
    </style:style>
    <style:style style:name="T32" style:family="text">
      <style:text-properties officeooo:rsid="00199b3c"/>
    </style:style>
    <style:style style:name="T33" style:family="text">
      <style:text-properties fo:font-size="12pt" loext:padding="0cm" loext:border="none"/>
    </style:style>
    <style:style style:name="T34" style:family="text">
      <style:text-properties officeooo:rsid="00010b4b" style:font-weight-asian="bold" style:font-weight-complex="bold"/>
    </style:style>
    <style:style style:name="T35" style:family="text">
      <style:text-properties officeooo:rsid="001ba4c0"/>
    </style:style>
    <style:style style:name="T36" style:family="text">
      <style:text-properties officeooo:rsid="001eb868"/>
    </style:style>
    <style:style style:name="T37" style:family="text">
      <style:text-properties officeooo:rsid="00009b27"/>
    </style:style>
    <style:style style:name="T38" style:family="text">
      <style:text-properties officeooo:rsid="00206789"/>
    </style:style>
    <style:style style:name="T39" style:family="text">
      <style:text-properties officeooo:rsid="00216507"/>
    </style:style>
    <style:style style:name="T40" style:family="text">
      <style:text-properties officeooo:rsid="0022a426"/>
    </style:style>
    <style:style style:name="T41" style:family="text">
      <style:text-properties officeooo:rsid="0025eaad"/>
    </style:style>
    <style:style style:name="T42" style:family="text">
      <style:text-properties fo:font-style="italic" style:font-style-asian="italic" style:font-style-complex="italic"/>
    </style:style>
    <style:style style:name="T43" style:family="text">
      <style:text-properties fo:font-style="italic" officeooo:rsid="0025eaad" style:font-style-asian="italic" style:font-style-complex="italic"/>
    </style:style>
    <style:style style:name="T44"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41">In notebook 021, state the “</text:span><text:span text:style-name="T42">Predict whether a patient is a specif</text:span><text:span text:style-name="T43">i</text:span><text:span text:style-name="T42">c mRS level (a set of 7 models: i. mRS0 vs rest ii. mRS1 vs rest iii. mRS2 vs rest iV. mRS3 vs rest V. mRS4 vs rest Vi. mRS5 vs rest <text:s/>Vii. mRS6 vs rest). </text:span><text:span text:style-name="T44">Currently not including this work in this set of notebooks</text:span><text:span text:style-name="T42">.</text:span>” <text:span text:style-name="T41">Do we want to include it?</text:span></text:p>
      <text:p text:style-name="P42"/>
      <text:p text:style-name="P39"><text:span text:style-name="T3">B</text:span><text:span text:style-name="T4">ranch: kerry_010</text:span></text:p>
      <text:p text:style-name="P46"/>
      <text:p text:style-name="P46"><text:span text:style-name="T3">Notebook: </text:span>010_xgb_5fold_all_features_accuracy.ipynb</text:p>
      <text:p text:style-name="P58"/>
      <text:p text:style-name="P59">Model: Train XGBoost multiclass classification.</text:p>
      <text:p text:style-name="P59">Predict: D<text:span text:style-name="T4">ischarge disability.</text:span></text:p>
      <text:p text:style-name="P59">Features: <text:span text:style-name="T4">All the features</text:span></text:p>
      <text:p text:style-name="P59">Kfolds:<text:span text:style-name="T4"> 5 kfold split</text:span></text:p>
      <text:p text:style-name="P48"/>
      <text:p text:style-name="P48">Assess model using accuracy, ROC AUC, confusion matrix, reliability, calibration.</text:p>
      <text:p text:style-name="P48"/>
      <text:p text:style-name="P39"><text:span text:style-name="T3">B</text:span><text:span text:style-name="T4">ranch: kerry_01</text:span><text:span text:style-name="T5">1</text:span></text:p>
      <text:p text:style-name="P46"/>
      <text:p text:style-name="P43"><text:span text:style-name="T3">Notebook: </text:span>01<text:span text:style-name="T5">1</text:span>_xgb_<text:span text:style-name="T5">k</text:span>fold_all_features_<text:span text:style-name="T5">importance_vs_shap</text:span>.ipynb</text:p>
      <text:p text:style-name="P43"/>
      <text:p text:style-name="P59">Model: Use model from notebook 010 - XGBoost multiclass classification.</text:p>
      <text:p text:style-name="P59">Predict: D<text:span text:style-name="T4">ischarge disability.</text:span></text:p>
      <text:p text:style-name="P59">Features: <text:span text:style-name="T4">All the features</text:span></text:p>
      <text:p text:style-name="P59">Kfolds:<text:span text:style-name="T4"> 5 kfold split</text:span></text:p>
      <text:p text:style-name="P48"/>
      <text:p text:style-name="P48"><text:span text:style-name="T24">Calculate feature importance and SHAP. E</text:span>xamine the consistency of the patterns that the model identifies across 5 k-folds <text:span text:style-name="T24">(</text:span>specifically in terms of feature importance and SHAP<text:span text:style-name="T24">)</text:span>.</text:p>
      <text:p text:style-name="P48"/>
      <text:p text:style-name="P48"/>
      <text:p text:style-name="P48">This give us the confidence to do our analysis of SHAP values on a single k-fold split. Doing so removes the issue of accounting for different SHAP base values across the different k-fold models.</text:p>
      <text:p text:style-name="P48"/>
      <text:p text:style-name="P48">Feature importance (as calculated by XGBoost) is only returned for the model (as a whole) and not per classification class. Whereas SHAP values are returned for each classification class.</text:p>
      <text:p text:style-name="P48">The one hot encoded stroke team features dominate the list of 25 most importance features (22 of the top 25 are stroke teams features). Here are the important features (omitting the one hot encoded stroke teams):</text:p>
      <text:p text:style-name="P48">prior_disability, stroke_severity, nihss_arrival_loc, age, thrombolysis_no_but_improving, nihss_arrival_best_gaze, any_afib_diagnosis, scan_to_thrombolysis_time, year, nihss_arrival_motor_arm_left.</text:p>
      <text:p text:style-name="P48"/>
      <text:p text:style-name="P48">Model: XGBoost classifier (multiclass classification)\</text:p>
      <text:p text:style-name="P48">Target feature: Discharge disability\</text:p>
      <text:p text:style-name="P48">Input features: All the relevant features in SSNAP\</text:p>
      <text:p text:style-name="P48">Kfold split: 5 kfold split\</text:p>
      <text:p text:style-name="P48"/>
      <text:p text:style-name="P48">The top ranked features as determined by the SHAP values are: </text:p>
      <text:p text:style-name="P51"/>
      <text:p text:style-name="P39"><text:span text:style-name="T3">B</text:span><text:span text:style-name="T4">ranch: kerry_01</text:span><text:span text:style-name="T5">2</text:span></text:p>
      <text:p text:style-name="P46"/>
      <text:p text:style-name="P45">Notebook: 012_xgb_kfold_all_features_local_shap_plots.ipynb</text:p>
      <text:p text:style-name="P43"/>
      <text:p text:style-name="P59"><text:soft-page-break/>Model: Use model from notebook 010 - XGBoost multiclass classification.</text:p>
      <text:p text:style-name="P59">Predict: D<text:span text:style-name="T4">ischarge disability.</text:span></text:p>
      <text:p text:style-name="P59">Features: <text:span text:style-name="T4">All the features</text:span></text:p>
      <text:p text:style-name="P59">Kfolds:<text:span text:style-name="T4"> 5 kfold split</text:span></text:p>
      <text:p text:style-name="P48"/>
      <text:p text:style-name="P48">Use SHAP values as calculated from that model in notebook 011.</text:p>
      <text:p text:style-name="P48"/>
      <text:p text:style-name="P48">Examine the consistency of the SHAP values for an individual patient across 5 k-folds.</text:p>
      <text:p text:style-name="P48"/>
      <text:p text:style-name="P58"><text:span text:style-name="T12">B</text:span><text:span text:style-name="T13">ranch: kerry_01</text:span><text:span text:style-name="T15">3</text:span></text:p>
      <text:p text:style-name="P46"/>
      <text:p text:style-name="P43"><text:span text:style-name="T3">Notebook: 01</text:span><text:span text:style-name="T11">3</text:span><text:span text:style-name="T3">_xgb_kfold_all_features_</text:span><text:span text:style-name="T11">g</text:span><text:span text:style-name="T3">lo</text:span><text:span text:style-name="T11">b</text:span><text:span text:style-name="T3">al_shap_plots.ipynb</text:span></text:p>
      <text:p text:style-name="P43"/>
      <text:p text:style-name="P59">Model: Use model from notebook 010 - XGBoost multiclass classification.</text:p>
      <text:p text:style-name="P59">Predict: D<text:span text:style-name="T4">ischarge disability.</text:span></text:p>
      <text:p text:style-name="P59">Features: <text:span text:style-name="T4">All the features</text:span></text:p>
      <text:p text:style-name="P59">Kfolds:<text:span text:style-name="T4"> 5 kfold split</text:span></text:p>
      <text:p text:style-name="P48"/>
      <text:p text:style-name="P48">Use SHAP values as calculated from that model in notebook 011.</text:p>
      <text:p text:style-name="P48"/>
      <text:p text:style-name="P48">Examine the consistency of the SHAP values for <text:span text:style-name="T24">the global picture</text:span> across 5 k-folds.</text:p>
      <text:p text:style-name="P52"/>
      <text:p text:style-name="P58"><text:span text:style-name="T12">B</text:span><text:span text:style-name="T13">ranch: kerry_01</text:span><text:span text:style-name="T14">4</text:span></text:p>
      <text:p text:style-name="P46"/>
      <text:p text:style-name="P45">Notebook: 014_xgb_kfold_all_features_multiclass_probability_pattern.ipynb</text:p>
      <text:p text:style-name="P43"/>
      <text:p text:style-name="P59">Model: Use model from notebook 010 - XGBoost multiclass classification.</text:p>
      <text:p text:style-name="P59">Predict: D<text:span text:style-name="T4">ischarge disability.</text:span></text:p>
      <text:p text:style-name="P59">Features: <text:span text:style-name="T4">All the features</text:span></text:p>
      <text:p text:style-name="P48"><text:span text:style-name="T24">Kfolds:</text:span> 5 kfold split</text:p>
      <text:p text:style-name="P48"/>
      <text:p text:style-name="P48">Do the probabilities <text:span text:style-name="T24">for each mRS </text:span>rise and fall around the max, or are the probabilities more disorganised. <text:span text:style-name="T24">I</text:span>s the pattern different for patient cohorts?</text:p>
      <text:p text:style-name="P53"/>
      <text:p text:style-name="P39"><text:span text:style-name="T3">B</text:span><text:span text:style-name="T4">ranch: kerry_01</text:span><text:span text:style-name="T2">5</text:span></text:p>
      <text:p text:style-name="P46"/>
      <text:p text:style-name="P45">Notebook: 015_xgb_all_features_learning_curve.ipynb</text:p>
      <text:p text:style-name="P43"/>
      <text:p text:style-name="P59">Model: XGBoost multiclass classification.</text:p>
      <text:p text:style-name="P59">Predict: D<text:span text:style-name="T4">ischarge disability.</text:span></text:p>
      <text:p text:style-name="P59">Features: <text:span text:style-name="T4">All the features</text:span></text:p>
      <text:p text:style-name="P21"><text:span text:style-name="T24">Kfolds:</text:span> 5 kfold split</text:p>
      <text:p text:style-name="P20"/>
      <text:p text:style-name="P20"><text:span text:style-name="T24">Using l</text:span>earning curves <text:span text:style-name="T24">to assess h</text:span>ow much data do we need? Do we have enough?</text:p>
      <text:p text:style-name="P46"/>
      <text:p text:style-name="P58"><text:span text:style-name="T12">B</text:span><text:span text:style-name="T13">ranch: kerry_01</text:span><text:span text:style-name="T16">6</text:span></text:p>
      <text:p text:style-name="P46"/>
      <text:p text:style-name="P45">Notebook: 016_xgb_shap_background_data.ipynb</text:p>
      <text:p text:style-name="P43"/>
      <text:p text:style-name="P59">Model: Use model from notebook 010 - XGBoost multiclass classification.</text:p>
      <text:p text:style-name="P59">Predict: D<text:span text:style-name="T4">ischarge disability.</text:span></text:p>
      <text:p text:style-name="P59">Features: <text:span text:style-name="T4">All the features</text:span></text:p>
      <text:p text:style-name="P21"><text:soft-page-break/><text:span text:style-name="T24">Kfolds:</text:span> 5 kfold split</text:p>
      <text:p text:style-name="P5"/>
      <text:p text:style-name="P21">Use SHAP values as calculated from th<text:span text:style-name="T24">e</text:span> model in notebook 011 <text:span text:style-name="T24">(these were calculated using background data)</text:span>.</text:p>
      <text:p text:style-name="P21"/>
      <text:p text:style-name="P73">Calculate SHAP values from the model in notebook 011, without using background data.</text:p>
      <text:p text:style-name="P21"/>
      <text:p text:style-name="P21">Look at the difference between the two SHAP values <text:span text:style-name="T24">wrt </text:span>the model output <text:span text:style-name="T24">(both sets of SHAP value should sum up to equal the model output)</text:span></text:p>
      <text:p text:style-name="P53"/>
      <text:p text:style-name="P39"><text:span text:style-name="T3">B</text:span><text:span text:style-name="T4">ranch: kerry_0</text:span><text:span text:style-name="T18">20</text:span></text:p>
      <text:p text:style-name="P46"/>
      <text:p text:style-name="P45">Notebook: 020_xgb_5fold_feature_selection.ipynb</text:p>
      <text:p text:style-name="P43"/>
      <text:p text:style-name="P59">Model: XGBoost multiclass classification.</text:p>
      <text:p text:style-name="P59">Predict: D<text:span text:style-name="T4">ischarge disability.</text:span></text:p>
      <text:p text:style-name="P59">Features: Subsequently select an addition <text:span text:style-name="T4">feature </text:span><text:span text:style-name="T28">(from all the features) </text:span>to include in the model</text:p>
      <text:p text:style-name="P1"><text:span text:style-name="T24">Kfolds:</text:span><text:span text:style-name="T4"> 5 kfold split</text:span></text:p>
      <text:p text:style-name="P1"/>
      <text:p text:style-name="P1">Feature selection. <text:span text:style-name="T24">Select an addition </text:span><text:span text:style-name="T4">features </text:span><text:span text:style-name="T24">to include in the model based on which adds the most to the models performance (in terms of ROC AUC one vs all).</text:span></text:p>
      <text:p text:style-name="P44"/>
      <text:p text:style-name="P58"><text:span text:style-name="T12">B</text:span><text:span text:style-name="T13">ranch: kerry_0</text:span><text:span text:style-name="T17">21</text:span></text:p>
      <text:p text:style-name="P46"/>
      <text:p text:style-name="P1">Feature selection (without stroke team)</text:p>
      <text:p text:style-name="P46"/>
      <text:p text:style-name="P45">Notebook: 021_xgb_5fold_feature_selection_without_stroketeam.ipynb</text:p>
      <text:p text:style-name="P43"/>
      <text:p text:style-name="P60">Model: XGBoost multiclass classification.</text:p>
      <text:p text:style-name="P60">Predict: D<text:span text:style-name="T4">ischarge disability.</text:span></text:p>
      <text:p text:style-name="P60">Features: Subsequently select an addition <text:span text:style-name="T4">features </text:span>to include in the model</text:p>
      <text:p text:style-name="P2"><text:span text:style-name="T24">Kfolds:</text:span><text:span text:style-name="T4"> 5 kfold split</text:span></text:p>
      <text:p text:style-name="P2"/>
      <text:p text:style-name="P2">Feature selection. <text:span text:style-name="T24">Select an addition </text:span><text:span text:style-name="T4">feature <text:s/></text:span><text:span text:style-name="T28">(from all the features, apart from stroke team) </text:span><text:span text:style-name="T24">to include in the model based on which adds the most to the models performance (in terms of ROC AUC one vs all).</text:span></text:p>
      <text:p text:style-name="P40"/>
      <text:p text:style-name="P39"><text:span text:style-name="T3">B</text:span><text:span text:style-name="T4">ranch: kerry_0</text:span><text:span text:style-name="T18">24</text:span></text:p>
      <text:p text:style-name="P46"/>
      <text:p text:style-name="P46"><text:span text:style-name="T3">Notebook: </text:span><text:span text:style-name="T1">024_xgb_1fold_</text:span><text:span text:style-name="T19">21</text:span><text:span text:style-name="T1">_features_accuracy_importance_shap.ipynb</text:span></text:p>
      <text:p text:style-name="P43"/>
      <text:p text:style-name="P61">Model: XGBoost multiclass classification.</text:p>
      <text:p text:style-name="P61">Predict: D<text:span text:style-name="T4">ischarge disability.</text:span></text:p>
      <text:p text:style-name="P61">Features: <text:span text:style-name="T29">21 features</text:span></text:p>
      <text:p text:style-name="P3"><text:span text:style-name="T24">Kfolds:</text:span><text:span text:style-name="T4"> 5 kfold split</text:span></text:p>
      <text:p text:style-name="P3"/>
      <text:p text:style-name="P24">There was a set of notebooks providing further information about which combination of features to choose, by isolating a feature and seeing what contribution it has on the prediction.</text:p>
      <text:p text:style-name="P24"/>
      <text:p text:style-name="P24">Following that exercise, we chose 7 features: </text:p>
      <text:list xml:id="list322569727" text:style-name="L1">
        <text:list-item>
          <text:p text:style-name="P74">Prior disability level: Disability level (modified Rankin Scale) before stroke</text:p>
        </text:list-item>
        <text:list-item>
          <text:p text:style-name="P74">Stroke severity: Stroke severity (NIHSS) on arrival</text:p>
        </text:list-item>
        <text:list-item>
          <text:p text:style-name="P74"><text:soft-page-break/>Stroke team: Stroke team that the patient attended</text:p>
        </text:list-item>
        <text:list-item>
          <text:p text:style-name="P74">Age: Age (as middle of 5 year age bands)</text:p>
        </text:list-item>
        <text:list-item>
          <text:p text:style-name="P74">Onset to thrombolysis time: Time from onset to receiving thrombolysis (minutes). Set to -100 if did not recieve thrombolysis.</text:p>
        </text:list-item>
        <text:list-item>
          <text:p text:style-name="P74">Any afib diagnosis: Patient has a diagnosis of atrial fibrillation (either on arrival or new)</text:p>
        </text:list-item>
        <text:list-item>
          <text:p text:style-name="P74">Precise onset known: Onset time recorded is precise time (not a best estimate)</text:p>
        </text:list-item>
      </text:list>
      <text:p text:style-name="P80"/>
      <text:p text:style-name="P69"><text:span text:style-name="T25">Here we use </text:span><text:span text:style-name="T1">the 6 chosen features plus the 15 individual NIHSS scores in place of the single stroke_severity feature.</text:span></text:p>
      <text:p text:style-name="P53"/>
      <text:p text:style-name="P39"><text:span text:style-name="T3">B</text:span><text:span text:style-name="T4">ranch: kerry_0</text:span><text:span text:style-name="T20">30</text:span></text:p>
      <text:p text:style-name="P46"/>
      <text:p text:style-name="P46"><text:span text:style-name="T3">Notebook: </text:span><text:span text:style-name="T1">0</text:span><text:span text:style-name="T20">30_correlation</text:span><text:span text:style-name="T1">.ipynb</text:span></text:p>
      <text:p text:style-name="P43"/>
      <text:p text:style-name="P69">Data: full dataset</text:p>
      <text:p text:style-name="P69">Features: Two sets (1. the top 7 features from the sequential choice 2. the 7 features as informed from the sequential choice and additional information)</text:p>
      <text:p text:style-name="P69"/>
      <text:p text:style-name="P69">Calculate the correlation between features for each set of features.</text:p>
      <text:p text:style-name="P69"/>
      <text:p text:style-name="P39"><text:span text:style-name="T3">B</text:span><text:span text:style-name="T4">ranch: kerry_0</text:span><text:span text:style-name="T20">4s </text:span><text:span text:style-name="T21">(copy from notebooks 010, 011, 012, 013 into 040, 041, 042, 043)</text:span></text:p>
      <text:p text:style-name="P41"/>
      <text:p text:style-name="P46"><text:span text:style-name="T3">Notebook: </text:span><text:span text:style-name="T1">040_xgb_5fold_7_features_accuracy.ipynb</text:span></text:p>
      <text:p text:style-name="P82">(based on notebook 010, using the 7 chosen features (instead of all of the features)</text:p>
      <text:p text:style-name="P53"/>
      <text:p text:style-name="P61">Model: Train XGBoost multiclass classification.</text:p>
      <text:p text:style-name="P61">Predict: D<text:span text:style-name="T4">ischarge disability.</text:span></text:p>
      <text:p text:style-name="P61">Features: <text:s/><text:span text:style-name="T29">7 chosen features</text:span></text:p>
      <text:p text:style-name="P61">Kfolds:<text:span text:style-name="T4"> 5 kfold split</text:span></text:p>
      <text:p text:style-name="P49"/>
      <text:p text:style-name="P49">Assess model using accuracy, ROC AUC, confusion matrix, reliability, calibration.</text:p>
      <text:p text:style-name="P49"/>
      <text:p text:style-name="P45">Notebook: 041_xgb_kfold_7_features_importance_vs_shap.ipynb</text:p>
      <text:p text:style-name="P69">(based on notebook 011, using the 7 chosen features, instead of all of the features. 5 kfolds)</text:p>
      <text:p text:style-name="P54"/>
      <text:p text:style-name="P61">Model: Use model from notebook 0<text:span text:style-name="T29">4</text:span>0 - XGBoost multiclass classification.</text:p>
      <text:p text:style-name="P61">Predict: D<text:span text:style-name="T4">ischarge disability.</text:span></text:p>
      <text:p text:style-name="P61">Features: <text:span text:style-name="T29">7 chosen features</text:span></text:p>
      <text:p text:style-name="P61">Kfolds:<text:span text:style-name="T4"> </text:span><text:span text:style-name="T29">5</text:span><text:span text:style-name="T4"> kfold split</text:span><text:span text:style-name="T29">s</text:span></text:p>
      <text:p text:style-name="P49"/>
      <text:p text:style-name="P49"><text:span text:style-name="T24">Calculate feature importance and SHAP. E</text:span>xamine the consistency of the patterns that the model identifies across 5 k-folds <text:span text:style-name="T24">(</text:span>specifically in terms of feature importance and SHAP<text:span text:style-name="T24">)</text:span>.</text:p>
      <text:p text:style-name="P49"/>
      <text:p text:style-name="P45">Notebook: 042_xgb_kfold_7_features_local_shap_plots.ipynb</text:p>
      <text:p text:style-name="P69">(based on notebook 012, using the 7 chosen features, instead of all of the features. 5 kfolds)</text:p>
      <text:p text:style-name="P54"/>
      <text:p text:style-name="P61">Model: Use model from notebook 0<text:span text:style-name="T29">4</text:span>0 - XGBoost multiclass classification.</text:p>
      <text:p text:style-name="P61">Predict: D<text:span text:style-name="T4">ischarge disability.</text:span></text:p>
      <text:p text:style-name="P61">Features: <text:span text:style-name="T29">7 chosen </text:span><text:span text:style-name="T4">features</text:span></text:p>
      <text:p text:style-name="P61">Kfolds:<text:span text:style-name="T4"> 5 kfold split</text:span></text:p>
      <text:p text:style-name="P49"/>
      <text:p text:style-name="P49">Use SHAP values as calculated from that model in notebook 0<text:span text:style-name="T29">41</text:span>.</text:p>
      <text:p text:style-name="P49"><text:soft-page-break/></text:p>
      <text:p text:style-name="P49">Examine the consistency of the SHAP values for an individual patient across 5 k-folds.</text:p>
      <text:p text:style-name="P54"/>
      <text:p text:style-name="P45">Notebook: 043_xgb_kfold_7_features_global_shap_plots.ipynb</text:p>
      <text:p text:style-name="P69">(based on notebook 013, using the 7 chosen features, instead of all of the features. 5 kfolds)</text:p>
      <text:p text:style-name="P54"/>
      <text:p text:style-name="P62">Model: Use model from notebook 0<text:span text:style-name="T30">4</text:span>0 - XGBoost multiclass classification.</text:p>
      <text:p text:style-name="P62">Predict: D<text:span text:style-name="T4">ischarge disability.</text:span></text:p>
      <text:p text:style-name="P62">Features: <text:span text:style-name="T30">7 chosen </text:span><text:span text:style-name="T4">features</text:span></text:p>
      <text:p text:style-name="P62">Kfolds:<text:span text:style-name="T4"> 5 kfold split</text:span></text:p>
      <text:p text:style-name="P50"/>
      <text:p text:style-name="P50">Use SHAP values as calculated from that model in notebook 0<text:span text:style-name="T30">4</text:span>1.</text:p>
      <text:p text:style-name="P50"/>
      <text:p text:style-name="P50">Examine the consistency of the SHAP values for <text:span text:style-name="T24">the global picture</text:span> across 5 k-fol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1:05:51.528897435</meta:creation-date>
    <dc:date>2024-07-21T09:56:22.451494576</dc:date>
    <meta:editing-duration>P1DT4M55S</meta:editing-duration>
    <meta:editing-cycles>5</meta:editing-cycles>
    <meta:generator>LibreOffice/7.3.7.2$Linux_X86_64 LibreOffice_project/30$Build-2</meta:generator>
    <meta:document-statistic meta:table-count="0" meta:image-count="0" meta:object-count="0" meta:page-count="5" meta:paragraph-count="130" meta:word-count="1135" meta:character-count="7997" meta:non-whitespace-character-count="6994"/>
  </office:meta>
</office:document-meta>
</file>